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ac7" officeooo:paragraph-rsid="00130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 todos os passos do processo de treinamento na Azure Machine Learning.</text:p>
      <text:p text:style-name="P1">Criei os grupos de recursos, criei o hub, inserir os arquivos em PDF com sucesso.</text:p>
      <text:p text:style-name="P1">Fiz os com os dados do próprio gpt, mas não conseguir testar os meus dados.</text:p>
      <text:p text:style-name="P1">Conseguir assimilar todo o processo de cri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1T23:44:05.467684700</meta:creation-date>
    <dc:date>2025-04-11T23:57:55.782795700</dc:date>
    <meta:editing-duration>PT13M50S</meta:editing-duration>
    <meta:editing-cycles>1</meta:editing-cycles>
    <meta:document-statistic meta:table-count="0" meta:image-count="0" meta:object-count="0" meta:page-count="1" meta:paragraph-count="4" meta:word-count="49" meta:character-count="278" meta:non-whitespace-character-count="233"/>
    <meta:generator>LibreOffice/25.2.2.2$Windows_X86_64 LibreOffice_project/7370d4be9e3cf6031a51beef54ff3bda878e3fac</meta:generator>
  </office:meta>
</office:document-meta>
</file>